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186 पंचायतीतल्या एक हजार 450 वार्डानी सकाळसावन मतदान पयल्या तीन वरांत 40 टक्के मतदान साडेसात लाख मतदार थारायतात 5 हजार उमेदवारांचो फुडार.</text:p>
      <text:p>जुवारीनगरांत आयडीसीच्या वाठारांत आशिल्ल्या फोंणाऱ्यांत बुडून दोग ल्हान भुरग्यांक मरण फोंडारो खणून घालो मात खबरदारी घेतली ना म्हूण थळावे मागतात एक्शन.</text:p>
      <text:p>लैंगीक छळ प्रकरणांत जीएमसीच्या एनाटॉमी डिपार्टमॅन्टाचो एचओडी डॉ. प्रशांत नाटेकाराचेर स्ट्रिक्ट एक्शन घेवची हॅल्थ मिनिस्टराचो आदेश डिनाचेरय बडी.</text:p>
      <text:p>50 घरांक 90 दिसांभीतर घरा खाली करपाची एमपीटीची नोटीस जमीन आपली म्हूण एमपीटीचो दावो लोक म्हण्टात – घरां आदलीं एमपीटी आयल्या मागीर</text:p>
      <text:p>15 हजार भरात आनी फॉरेस्ट गार्ड जायात म्हूण गोंयभर बोगस ऑफर लॅटरां फरीदाबादांतल्यान भारत सरकाराच्या लॅटरहेडीचेर पयशे उखलपाचें रॅकेट</text:p>
      <text:p>आनी</text:p>
      <text:p>मडगांव पालिकेंतली विजयदिगंबर युती तुटली विजय म्हण्टा आपूण आतां एनडीएचो डबल स्टॅंडर्ड ना दिगंबर म्हण्टा विजया आड उमेदवार घालो थंयच सोंपलें.</text:p>
      <text:p>गोंयच्या 186 पंचायतीतल्या एक हजार 450 वार्डानी मतदान चल्लां. पावस आसूनय मतदान केंद्रांचेर मतदारांची बरीच योवच दिसली. सकाळीं 11 मेरेन सरासरी 40 टक्के मतदान जाल्लें. 55 पंच पयलींच बिनविरोध आयल्यात. रिझर्व्हेशनाचो वाद जाल्ल्या 16 वार्डांनी मतदान 1 जुलयाक. सांजे पाच मेरेन मतदान चलतलें. साडेसात लाख मतदार 5 हजार 223 उमेदवाराचो फुडार थारायतले. सत्तरेक वार्ड संवेदनशील आनी अतीसंवेदनशील आसातनिकाल मंगळारा</text:p>
      <text:p>घेवया एक ब्रेक</text:p>
      <text:p>जीएमसीचो आनीक एक दोतोर सापडलो. लैंगीक छळ करता म्हूण आरोप आशिल्ल्या जीएमसीच्या एनाटॉमी डिपार्टमॅन्टाचो मुखेली डॉ. प्रशांत नाटेकाराचेर स्ट्रिक्ट एक्शन घेवची म्हूण हॅल्थ मिनिस्टर विश्वजीतान आदेश दिला. विश्वजीतान बरयिल्ल्या नोटांत जीएमसीचोडीन नाटेकारा आड कांयच एक्शन घेना म्हूणय रिमार्क माल्ला. मनशांच्या हाडांची तस्करी करता म्हणूनय दोतोर नाटेकाराचेर आरोप आसा.</text:p>
      <text:p>15 हजार भरात आनी फॉरेस्ट गार्ड जायात म्हूण ऑफर लॅटर तुमका येत जाल्यार पिशे जावंनाकात. 15 हजार भरुन फॉरेस्ट गार्ड जायात म्हूण वास्को कांय जाणांक फेक ऑफर लेटरां आयल्यांत. भारत सरकाराचें लेटर हेडाचेर ही कॉल लॅटरां आसात. ती फरीदबादातल्यान आयल्यात म्हूण लोकांक दुबाव. चवकशें उपरांत ती फेक म्हूण कळ्ळे.</text:p>
      <text:p>वास्को 50 फामिलींक 90 दिसांभीतर घरां खाली करात म्हूण एमपीटीन नोटीस काडल्या. ह्या जाग्याचेर फाटली शंभरेक वर्सा आमचें जाण्टे रावतात. एमपीटी मागीर आयल्या म्हूण नोटीशी आयिल्ले फामिलींचो दावो. एमपीटी घरां खाली करात म्हूण नोटीसी कश्यो काडपाक शकतात असो हे फामिलींचो प्रस्न. सरकारान हातूंत लक्ष घालचें म्हूण लोकांची मागणी.</text:p>
      <text:p>घेवया एक ब्रेक</text:p>
      <text:p>मडगांव पालिकेंतली विजयदिगंबर युती तुटली. फातोर्डा फॉरवर्डाचे नांवार 100 टक्के येश मेळटकच हेच वेंचणुकेंतल्या गोवा फॉरवर्डाच्या संकल्पनेचो जल्म जाल्लो. विजय सरदेसाय आनी दिगंबर कामतीन एकठांय येवन ही वेंचणूक लडयिल्ली. आतां मात विजयान दिगंबराचे उपनगराध्यक्षाक राजिनामो दिवपाक लावन आपलो उपनगराध्यक्ष थंय घालपाचें थारायलां. विजय म्हण्टा आपूण आतां एनडीएचो भाग. थंय एनडीए हांगा कॉंग्रेस असलें डबल स्टॅंडर्ड आपूण करचों ना. दिगंबर म्हण्टा विजयाआड कॉंग्रेसीन फातोड्ड्यां उमेदवार घालो थंयच सगळें सोंपलें.</text:p>
      <text:p>बीफ बॅन पुराय देशांत जाय. सुप्रीम कोर्टाचो पुराय देशांत गोहत्त्या बंदीचो आदेश आसा. तो चालीक लावचो म्हूण हिंदू जनजागृती समिती मागता. महात्मा गांधीन देश स्वतंत्र जातनाच तशी इत्सा उक्तायल्ली म्हूण चारुदत्त पिंगळे सांगता. केंद्र सरकाराच्या कॅटल ट्रान्सपोर्ट नोटिफीकेशनाक गोंयच्या आनी आसामाच्या बीजेपीन विरोध करप म्हळ्यार दोन तोंडांचो कारभार म्हूण समितीन टिका केली</text:p>
      <text:p>घेवया एक ब्रेक</text:p>
      <text:p>झरींत जुवारीनगरांत आयडीसीच्या वाठारांत आशिल्ल्या फोंणाऱ्यां बुडून दोगा भुरग्यांक मरण आयलें. 8 वर्सांचो रोहित पांडे आनी 12 वर्सांचो समीर मलबारी बुडले.11 फूट खोलायेच्या ह्या फोणाऱ्यांत पावसाचें उदक भरिल्ल्यांन ते तळें कशें जाल्लें. चार 4 भुरगें पेवंक गेल्लें. दोग बुडले फोंडारो खणून घालो मात कसलीच खबरदारी घेतलीना म्हूण ऑफिसरांचेर एक्शनजावंक जाय म्हूण लोक मागता.</text:p>
      <text:p>घेवया एक ब्रेक</text:p>
      <text:p>टीसीपी मंत्री विजय सरदेसायाक कापास्पाद आसल्यार ताणे विश्व हिंदू परिषदेचेर बंदी हाडूनूच दाखोवची म्हूण शिवसेनेनूय चॅलेंज दिल्या. गोवा सुरक्षा मंचान विश्व हिंदू परिषदेक तेंको दिल्या उपरांत शिवसेनेनूय विश्व हिंदू परिषदेच्या वावराक हरकत घेतल्या गोवा फॉरवर्डाचो फोग काडलो मुथालीकाची संस्था गोंयांत येवन बरें काम करता जाल्यार शिवसेना खंय ताकाय तेंको दितली.</text:p>
      <text:p>टिमीचो फॅन म्हळ्यार कितें ते आमका हणजुणचो मॅकबर्ट फर्नांडीसाकडच्यान शिकूंक मेळटा. फाटल्या पंदराएक वर्सांसावन मॅकबर्ट मॅंचेस्टर युनायटेडाटो फॅन. आनी हालींच इंग्लंडाच्या ह्या फामाद क्लबान मॅकबर्ट आनी बाकीच्या चार भारतीयांक पुराय खर्च स्पॉन्सर करून मॅंचस्टराची ट्रीप दिवन भौमान के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